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loext:contextual-spacing="false" style:writing-mode="lr-tb"/>
    </style:style>
    <style:style style:name="P3" style:family="paragraph" style:parent-style-name="Preformatted_20_Text" style:list-style-name="L4">
      <style:paragraph-properties fo:margin-top="0in" fo:margin-bottom="0.1965in" loext:contextual-spacing="false" style:writing-mode="lr-tb"/>
    </style:style>
    <style:style style:name="P4" style:family="paragraph" style:parent-style-name="Preformatted_20_Text" style:list-style-name="L9">
      <style:paragraph-properties fo:margin-top="0in" fo:margin-bottom="0.1965in" loext:contextual-spacing="false" style:writing-mode="lr-tb"/>
    </style:style>
    <style:style style:name="P5" style:family="paragraph" style:parent-style-name="Preformatted_20_Text" style:list-style-name="L11">
      <style:paragraph-properties fo:margin-top="0in" fo:margin-bottom="0.1965in" loext:contextual-spacing="false" style:writing-mode="lr-tb"/>
    </style:style>
    <style:style style:name="P6" style:family="paragraph" style:parent-style-name="Preformatted_20_Text" style:list-style-name="L13">
      <style:paragraph-properties fo:margin-top="0in" fo:margin-bottom="0.1965in" loext:contextual-spacing="false"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10"/>
    <style:style style:name="P16" style:family="paragraph" style:parent-style-name="Text_20_body" style:list-style-name="L12"/>
    <style:style style:name="P17" style:family="paragraph" style:parent-style-name="Text_20_body" style:list-style-name="L14"/>
    <style:style style:name="P18" style:family="paragraph" style:parent-style-name="Text_20_body">
      <style:text-properties fo:font-style="italic" style:font-style-asian="italic" style:font-style-complex="italic"/>
    </style:style>
    <style:style style:name="P19" style:family="paragraph" style:parent-style-name="Text_20_body">
      <style:paragraph-properties fo:margin-top="0in" fo:margin-bottom="0in" loext:contextual-spacing="fals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Object1" text:anchor-type="page" text:anchor-page-number="1" svg:x="0in" svg:y="0in" svg:width="0.0161in" svg:height="0.0161in" draw:z-index="1">
        <draw:floating-frame/>
      </draw:frame>
      <text:p text:style-name="Standard"><text:a xlink:type="simple" xlink:href="https://chatgpt.com/c/68e7d9de-057c-8328-88de-8ab4468ef547#main" text:style-name="Internet_20_link" text:visited-style-name="Visited_20_Internet_20_Link">Skip to content</text:a></text:p>
      <text:section text:style-name="Sect1" text:name="stage-slideover-sidebar">
        <text:p text:style-name="Standard"/>
      </text:section>
      <text:section text:style-name="Sect1" text:name="sidebar-header">
        <text:p text:style-name="Text_20_body"/>
      </text:section>
      <text:section text:style-name="Sect1" text:name="thread">
        <text:p text:style-name="Text_20_body"/>
      </text:section>
      <text:h text:style-name="Heading_20_5" text:outline-level="5"><draw:frame draw:style-name="fr1" draw:name="Frame1" text:anchor-type="char" svg:width="0.0161in" draw:z-index="0"><draw:text-box fo:min-height="0.0161in"><text:h text:style-name="Heading_20_2" text:outline-level="2">Chat history</text:h></draw:text-box></draw:frame>You said:</text:h>
      <text:p text:style-name="P18">пробую отладку под stm32f103c8t6 используя к OpenOCD на ubuntu 20.04. скчал дистрибутив отсюда: https://github.com/xpack-dev-tools/openocd-xpack/releases При запуске ~/STM32Toolchain/openocd/scripts$ ../../bin/openocd -f board/stm32f103c8_blue_pill.cfg xPack Open On-Chip Debugger 0.12.0+dev-02228-ge5888bda3-dirty (2025-10-04-22:42) Licensed under GNU GPL v2 For bug reports, read http://openocd.org/doc/doxygen/bugs.html Error: unable to select a session transport. Can't continue. shutdown command invoked</text:p>
      <text:h text:style-name="Heading_20_6" text:outline-level="6">ChatGPT said:</text:h>
      <text:p text:style-name="Text_20_body">Отлично, ты уже почти у цели — сообщение</text:p>
      <text:p text:style-name="P2"><text:span text:style-name="Source_20_Text">Error: unable to select a session transport. Can't continue.</text:span></text:p>
      <text:p text:style-name="Text_20_body">означает, что <text:span text:style-name="Strong_20_Emphasis">OpenOCD не смог выбрать интерфейс (transport)</text:span>, через который будет вестись связь с отладчиком (например, SWD или JTAG).</text:p>
      <text:p text:style-name="Text_20_body">Разберём по шагам, что это значит и как исправить 👇</text:p>
      <text:p text:style-name="Horizontal_20_Line"/>
      <text:h text:style-name="Heading_20_3" text:outline-level="3">🧩 1. Проверим, какой адаптер ты используешь</text:h>
      <text:p text:style-name="Text_20_body">Для STM32F103C8T6 это, как правило, один из следующих:</text:p>
      <text:list xml:id="list1093956106" text:style-name="L1">
        <text:list-item>
          <text:p text:style-name="P7"><text:span text:style-name="Strong_20_Emphasis">ST-Link V2 (или китайский клон)</text:span></text:p>
        </text:list-item>
        <text:list-item>
          <text:p text:style-name="P7"><text:span text:style-name="Strong_20_Emphasis">USB-TTL адаптер через UART (без отладки, только прошивка через bootloader)</text:span></text:p>
        </text:list-item>
        <text:list-item>
          <text:p text:style-name="P7"><text:span text:style-name="Strong_20_Emphasis">J-Link (реже)</text:span></text:p>
        </text:list-item>
      </text:list>
      <text:p text:style-name="Text_20_body">От этого зависит конфигурация.</text:p>
      <text:p text:style-name="Horizontal_20_Line"/>
      <text:h text:style-name="Heading_20_3" text:outline-level="3">⚙️ 2. Типичная команда для ST-Link</text:h>
      <text:p text:style-name="Text_20_body">Если у тебя <text:span text:style-name="Strong_20_Emphasis">ST-Link</text:span>, попробуй такую команду:</text:p>
      <text:p text:style-name="P2"><text:span text:style-name="Source_20_Text">../../bin/openocd -f interface/stlink.cfg -f target/stm32f1x.cfg</text:span></text:p>
      <text:p text:style-name="Text_20_body">или, если хочешь явно указать SWD:</text:p>
      <text:p text:style-name="P2"><text:span text:style-name="Source_20_Text">../../bin/openocd -f interface/stlink.cfg -f target/stm32f1x.cfg -c "transport select hla_swd"</text:span></text:p>
      <text:p text:style-name="Text_20_body">👉 <text:span text:style-name="Strong_20_Emphasis">Причина ошибки</text:span> — скрипт <text:span text:style-name="Source_20_Text">board/stm32f103c8_blue_pill.cfg</text:span> не всегда включает нужный <text:span text:style-name="Source_20_Text">transport select</text:span> (особенно в последних сборках OpenOCD).</text:p>
      <text:p text:style-name="Horizontal_20_Line"/>
      <text:h text:style-name="Heading_20_3" text:outline-level="3"><text:soft-page-break/>⚙️ 3. Если используешь другой интерфейс</text:h>
      <text:h text:style-name="Heading_20_4" text:outline-level="4">J-Link:</text:h>
      <text:p text:style-name="P2"><text:span text:style-name="Source_20_Text">../../bin/openocd -f interface/jlink.cfg -f target/stm32f1x.cfg -c "transport select swd"</text:span></text:p>
      <text:h text:style-name="Heading_20_4" text:outline-level="4">CMSIS-DAP:</text:h>
      <text:p text:style-name="P2"><text:span text:style-name="Source_20_Text">../../bin/openocd -f interface/cmsis-dap.cfg -f target/stm32f1x.cfg -c "transport select swd"</text:span></text:p>
      <text:p text:style-name="Horizontal_20_Line"/>
      <text:h text:style-name="Heading_20_3" text:outline-level="3">🧠 4. Проверка доступности адаптера</text:h>
      <text:p text:style-name="Text_20_body">Подключи адаптер и проверь, что он виден системой:</text:p>
      <text:p text:style-name="P2"><text:span text:style-name="Source_20_Text">lsusb</text:span></text:p>
      <text:p text:style-name="Text_20_body">Для ST-Link должно быть что-то вроде:</text:p>
      <text:p text:style-name="P2"><text:span text:style-name="Source_20_Text">Bus 001 Device 004: ID 0483:3748 STMicroelectronics ST-LINK/V2</text:span></text:p>
      <text:p text:style-name="Horizontal_20_Line"/>
      <text:h text:style-name="Heading_20_3" text:outline-level="3">⚙️ 5. (Если всё равно не работает)</text:h>
      <text:p text:style-name="Text_20_body">Попробуй запустить с логом:</text:p>
      <text:p text:style-name="P2"><text:span text:style-name="Source_20_Text">../../bin/openocd -d3 -f interface/stlink.cfg -f target/stm32f1x.cfg -c "transport select hla_swd"</text:span></text:p>
      <text:p text:style-name="Text_20_body">— это покажет подробности, где именно ломается выбор транспорта.</text:p>
      <text:p text:style-name="Horizontal_20_Line"/>
      <text:h text:style-name="Heading_20_3" text:outline-level="3">💡 6. Пример рабочего вывода</text:h>
      <text:p text:style-name="Text_20_body">Если всё хорошо, должно быть что-то вроде:</text:p>
      <text:p text:style-name="P1"><text:span text:style-name="Source_20_Text">Open On-Chip Debugger 0.12.0</text:span></text:p>
      <text:p text:style-name="P1"><text:span text:style-name="Source_20_Text">Info : STLINK V2J37S7 (API v2) VID:PID 0483:374B</text:span></text:p>
      <text:p text:style-name="P1"><text:span text:style-name="Source_20_Text">Info : Target voltage: 3.252998</text:span></text:p>
      <text:p text:style-name="P1"><text:span text:style-name="Source_20_Text">Info : stm32f1x.cpu: hardware has 6 breakpoints, 4 watchpoints</text:span></text:p>
      <text:p text:style-name="P2"><text:span text:style-name="Source_20_Text">Info : Listening on port 3333 for gdb connections</text:span></text:p>
      <text:p text:style-name="Horizontal_20_Line"/>
      <text:p text:style-name="Text_20_body">Хочешь — я помогу подобрать конкретную команду под <text:span text:style-name="Strong_20_Emphasis">твой адаптер</text:span>.<text:line-break/>Напиши, какой именно у тебя программатор (ST-Link, J-Link, CMSIS-DAP, CH341A и т.п.), и я дам точную строку запуска.</text:p>
      <text:h text:style-name="Heading_20_5" text:outline-level="5">You said:</text:h>
      <text:p text:style-name="Text_20_body">так вроде заработало ~/STM32Toolchain/openocd/scripts$ ../../bin/openocd -f interface/stlink.cfg -f board/stm32f103c8_blue_pill.cfg xPack Open On-Chip Debugger 0.12.0+dev-02228-ge5888bda3-dirty (2025-10-04-22:42) Licensed under GNU GPL v2 For bug reports, read <text:soft-page-break/>http://openocd.org/doc/doxygen/bugs.html Warn : DEPRECATED: auto-selecting transport "swd (dapdirect)". Use 'transport select swd' to suppress this message. Info : Listening on port 6666 for tcl connections Info : Listening on port 4444 for telnet connections Info : STLINK V2J46S7 (API v2) VID:PID 0483:3748 Info : Target voltage: 3.195855 Info : Unable to match requested speed 1000 kHz, using 950 kHz Info : Unable to match requested speed 1000 kHz, using 950 kHz Info : clock speed 950 kHz Info : SWD DPIDR 0x1ba01477 Info : [stm32f1x.cpu] Cortex-M3 r1p1 processor detected Info : [stm32f1x.cpu] target has 6 breakpoints, 4 watchpoints Info : [stm32f1x.cpu] Examination succeed Info : [stm32f1x.cpu] starting gdb server on 3333 Info : Listening on port 3333 for gdb connections</text:p>
      <text:h text:style-name="Heading_20_6" text:outline-level="6">ChatGPT said:</text:h>
      <text:p text:style-name="Text_20_body">Отлично! 🎉<text:line-break/>Это значит, что <text:span text:style-name="Strong_20_Emphasis">OpenOCD успешно подключился к твоей STM32F103C8T6 через ST-Link</text:span>, распознал ядро (Cortex-M3) и запустил GDB-сервер.</text:p>
      <text:p text:style-name="Text_20_body">Разберём, что означает вывод:</text:p>
      <text:p text:style-name="Horizontal_20_Line"/>
      <text:h text:style-name="Heading_20_3" text:outline-level="3">🧾 Что сейчас происходит</text:h>
      <text:list xml:id="list703874603" text:style-name="L2">
        <text:list-item>
          <text:p text:style-name="P8">✅ <text:span text:style-name="Source_20_Text">STLINK V2J46S7</text:span> — твой программатор определён корректно.</text:p>
        </text:list-item>
        <text:list-item>
          <text:p text:style-name="P8">✅ <text:span text:style-name="Source_20_Text">Target voltage: 3.195855</text:span> — контроллер запитан, связь стабильна.</text:p>
        </text:list-item>
        <text:list-item>
          <text:p text:style-name="P8">✅ <text:span text:style-name="Source_20_Text">Examination succeed</text:span> — OpenOCD корректно определил микроконтроллер STM32F1.</text:p>
        </text:list-item>
        <text:list-item>
          <text:p text:style-name="P8">✅ <text:span text:style-name="Source_20_Text">starting gdb server on 3333</text:span> — теперь GDB (или IDE) может подключаться по этому порту.</text:p>
        </text:list-item>
      </text:list>
      <text:p text:style-name="Horizontal_20_Line"/>
      <text:h text:style-name="Heading_20_3" text:outline-level="3">⚙️ Следующий шаг — отладка с GDB</text:h>
      <text:p text:style-name="Text_20_body">Теперь можешь в другом терминале запустить, например:</text:p>
      <text:p text:style-name="P2"><text:span text:style-name="Source_20_Text">arm-none-eabi-gdb build/firmware.elf</text:span></text:p>
      <text:p text:style-name="Text_20_body">а потом в консоли GDB:</text:p>
      <text:p text:style-name="P1"><text:span text:style-name="Source_20_Text">target remote localhost:3333</text:span></text:p>
      <text:p text:style-name="P1"><text:span text:style-name="Source_20_Text">monitor reset halt</text:span></text:p>
      <text:p text:style-name="P1"><text:span text:style-name="Source_20_Text">load</text:span></text:p>
      <text:p text:style-name="P2"><text:span text:style-name="Source_20_Text">continue</text:span></text:p>
      <text:p text:style-name="Text_20_body">(или просто <text:span text:style-name="Source_20_Text">c</text:span> для запуска, <text:span text:style-name="Source_20_Text">b main</text:span> для установки брейкпоинта и т.д.)</text:p>
      <text:p text:style-name="Horizontal_20_Line"/>
      <text:h text:style-name="Heading_20_3" text:outline-level="3">⚠️ Пару мелочей из лога</text:h>
      <text:list xml:id="list2289641494" text:style-name="L3">
        <text:list-item>
          <text:p text:style-name="P9"><text:span text:style-name="Strong_20_Emphasis"><text:span text:style-name="Source_20_Text">Warn : DEPRECATED: auto-selecting transport "swd (dapdirect)"</text:span></text:span><text:line-break/>→ Это не ошибка, просто предупреждение. Чтобы убрать:</text:p>
        </text:list-item>
      </text:list>
      <text:list xml:id="list1848329168" text:style-name="L4">
        <text:list-item>
          <text:p text:style-name="P3"><text:soft-page-break/><text:span text:style-name="Source_20_Text">../../bin/openocd -f interface/stlink.cfg -f board/stm32f103c8_blue_pill.cfg -c "transport select hla_swd"</text:span></text:p>
        </text:list-item>
        <text:list-item>
          <text:p text:style-name="P10"><text:span text:style-name="Strong_20_Emphasis"><text:span text:style-name="Source_20_Text">Unable to match requested speed 1000 kHz, using 950 kHz</text:span></text:span><text:line-break/>→ Нормально. ST-Link выбирает ближайшее возможное значение.</text:p>
        </text:list-item>
      </text:list>
      <text:p text:style-name="Horizontal_20_Line"/>
      <text:p text:style-name="Text_20_body">Если хочешь, я могу показать тебе <text:span text:style-name="Strong_20_Emphasis">типовой workflow</text:span> с VSCode + Cortex-Debug (через <text:span text:style-name="Source_20_Text">launch.json</text:span>) — чтобы можно было запускать отладку одной кнопкой без команд в консоли.<text:line-break/>Хочешь?</text:p>
      <text:h text:style-name="Heading_20_5" text:outline-level="5">You said:</text:h>
      <text:p text:style-name="Text_20_body">а потом в консоли GDB: - что это значит?</text:p>
      <text:h text:style-name="Heading_20_6" text:outline-level="6">ChatGPT said:</text:h>
      <text:p text:style-name="Text_20_body">Отличный вопрос 👍<text:line-break/>Давай разберёмся спокойно и по шагам — что значит “в консоли GDB” и зачем это вообще нужно.</text:p>
      <text:p text:style-name="Horizontal_20_Line"/>
      <text:h text:style-name="Heading_20_2" text:outline-level="2">💡 Что такое GDB</text:h>
      <text:p text:style-name="Text_20_body"><text:span text:style-name="Strong_20_Emphasis">GDB (GNU Debugger)</text:span> — это консольная программа, которая позволяет:</text:p>
      <text:list xml:id="list662159035" text:style-name="L5">
        <text:list-item>
          <text:p text:style-name="P11">загружать прошивку (твой <text:span text:style-name="Source_20_Text">.elf</text:span>) в микроконтроллер через OpenOCD,</text:p>
        </text:list-item>
        <text:list-item>
          <text:p text:style-name="P11">ставить точки останова (breakpoints),</text:p>
        </text:list-item>
        <text:list-item>
          <text:p text:style-name="P11">выполнять код пошагово,</text:p>
        </text:list-item>
        <text:list-item>
          <text:p text:style-name="P11">смотреть значения переменных и регистров во время работы.</text:p>
        </text:list-item>
      </text:list>
      <text:p text:style-name="Horizontal_20_Line"/>
      <text:h text:style-name="Heading_20_2" text:outline-level="2">🧩 Как всё устроено</text:h>
      <text:p text:style-name="Text_20_body">У тебя сейчас работает <text:span text:style-name="Strong_20_Emphasis">OpenOCD</text:span>, и он запустил <text:span text:style-name="Strong_20_Emphasis">GDB-сервер</text:span> на порту <text:span text:style-name="Source_20_Text">localhost:3333</text:span>.</text:p>
      <text:p text:style-name="Text_20_body">Теперь тебе нужно запустить <text:span text:style-name="Strong_20_Emphasis">GDB-клиент</text:span> — отдельную программу, которая подключится к этому серверу и будет управлять микроконтроллером.</text:p>
      <text:p text:style-name="Horizontal_20_Line"/>
      <text:h text:style-name="Heading_20_2" text:outline-level="2">🚀 Пошаговая инструкция</text:h>
      <text:h text:style-name="Heading_20_3" text:outline-level="3">1. Открой <text:span text:style-name="Strong_20_Emphasis">новое окно терминала</text:span></text:h>
      <text:p text:style-name="Text_20_body">(важно: не закрывай то, где запущен OpenOCD)</text:p>
      <text:h text:style-name="Heading_20_3" text:outline-level="3"><text:soft-page-break/>2. Перейди в папку с твоим проектом, где лежит <text:span text:style-name="Source_20_Text">.elf</text:span> файл</text:h>
      <text:p text:style-name="Text_20_body">Например:</text:p>
      <text:p text:style-name="P2"><text:span text:style-name="Source_20_Text">cd ~/STM32Projects/blinky</text:span></text:p>
      <text:h text:style-name="Heading_20_3" text:outline-level="3">3. Запусти GDB</text:h>
      <text:p text:style-name="Text_20_body">Если у тебя установлены ARM-инструменты (например, через пакет <text:span text:style-name="Source_20_Text">gcc-arm-none-eabi</text:span>), то команда будет такая:</text:p>
      <text:p text:style-name="P2"><text:span text:style-name="Source_20_Text">arm-none-eabi-gdb build/firmware.elf</text:span></text:p>
      <text:p text:style-name="Text_20_body">(замени путь и имя <text:span text:style-name="Source_20_Text">.elf</text:span> на своё)</text:p>
      <text:p text:style-name="Text_20_body">После этого ты попадёшь в <text:span text:style-name="Strong_20_Emphasis">интерактивную консоль GDB</text:span> — она выглядит примерно так:</text:p>
      <text:p text:style-name="P1"><text:span text:style-name="Source_20_Text">GNU gdb (GNU Arm Embedded Toolchain 10.3-2021.10) 10.2.90.20210621-git</text:span></text:p>
      <text:p text:style-name="P1"><text:span text:style-name="Source_20_Text">Reading symbols from build/firmware.elf...</text:span></text:p>
      <text:p text:style-name="P2"><text:span text:style-name="Source_20_Text">(gdb)</text:span></text:p>
      <text:p text:style-name="Horizontal_20_Line"/>
      <text:h text:style-name="Heading_20_2" text:outline-level="2">💬 4. Подключись к OpenOCD</text:h>
      <text:p text:style-name="Text_20_body">Введи команду:</text:p>
      <text:p text:style-name="P2"><text:span text:style-name="Source_20_Text">target remote localhost:3333</text:span></text:p>
      <text:p text:style-name="Text_20_body">Ответ должен быть примерно такой:</text:p>
      <text:p text:style-name="P1"><text:span text:style-name="Source_20_Text">Remote debugging using localhost:3333</text:span></text:p>
      <text:p text:style-name="P2"><text:span text:style-name="Source_20_Text">0x08000100 in Reset_Handler ()</text:span></text:p>
      <text:p text:style-name="Horizontal_20_Line"/>
      <text:h text:style-name="Heading_20_2" text:outline-level="2">⚙️ 5. Загрузить прошивку в микроконтроллер</text:h>
      <text:p text:style-name="P2"><text:span text:style-name="Source_20_Text">load</text:span></text:p>
      <text:p text:style-name="Horizontal_20_Line"/>
      <text:h text:style-name="Heading_20_2" text:outline-level="2">🧠 6. Управлять программой</text:h>
      <text:list xml:id="list1116777091" text:style-name="L6">
        <text:list-item>
          <text:p text:style-name="P12"><text:span text:style-name="Source_20_Text">monitor reset halt</text:span> — сбросить и остановить МК</text:p>
        </text:list-item>
        <text:list-item>
          <text:p text:style-name="P12"><text:span text:style-name="Source_20_Text">b main</text:span> — поставить брейкпоинт в <text:span text:style-name="Source_20_Text">main()</text:span></text:p>
        </text:list-item>
        <text:list-item>
          <text:p text:style-name="P12"><text:span text:style-name="Source_20_Text">c</text:span> — продолжить выполнение</text:p>
        </text:list-item>
        <text:list-item>
          <text:p text:style-name="P12"><text:span text:style-name="Source_20_Text">s</text:span> — шагнуть внутрь функции</text:p>
        </text:list-item>
        <text:list-item>
          <text:p text:style-name="P12"><text:span text:style-name="Source_20_Text">n</text:span> — следующий шаг</text:p>
        </text:list-item>
        <text:list-item>
          <text:p text:style-name="P12"><text:span text:style-name="Source_20_Text">info reg</text:span> — показать регистры</text:p>
        </text:list-item>
        <text:list-item>
          <text:p text:style-name="P12"><text:span text:style-name="Source_20_Text">p myVar</text:span> — вывести значение переменной <text:span text:style-name="Source_20_Text">myVar</text:span></text:p>
        </text:list-item>
      </text:list>
      <text:p text:style-name="Horizontal_20_Line"><text:soft-page-break/></text:p>
      <text:h text:style-name="Heading_20_2" text:outline-level="2">🧹 7. Когда закончил</text:h>
      <text:list xml:id="list4108046992" text:style-name="L7">
        <text:list-item>
          <text:p text:style-name="P13"><text:span text:style-name="Source_20_Text">q</text:span> — выйти из GDB</text:p>
        </text:list-item>
        <text:list-item>
          <text:p text:style-name="P13"><text:span text:style-name="Source_20_Text">Ctrl+C</text:span> в окне с OpenOCD — завершить отладчик</text:p>
        </text:list-item>
      </text:list>
      <text:p text:style-name="Horizontal_20_Line"/>
      <text:p text:style-name="Text_20_body">Хочешь — я покажу короткий пример <text:span text:style-name="Strong_20_Emphasis">пошаговой сессии GDB</text:span> на реальной прошивке (например, мигание светодиодом)? Это поможет визуально понять, что происходит.</text:p>
      <text:h text:style-name="Heading_20_5" text:outline-level="5">You said:</text:h>
      <text:p text:style-name="Text_20_body">да покажи</text:p>
      <text:h text:style-name="Heading_20_6" text:outline-level="6">ChatGPT said:</text:h>
      <text:p text:style-name="Text_20_body">Отлично 😎<text:line-break/>Вот пример <text:span text:style-name="Strong_20_Emphasis">живой пошаговой отладки</text:span> на STM32F103C8T6 (Blue Pill) с помощью <text:span text:style-name="Strong_20_Emphasis">OpenOCD + arm-none-eabi-gdb</text:span>.<text:line-break/>Покажу всё от запуска до пошагового выполнения кода.</text:p>
      <text:p text:style-name="Horizontal_20_Line"/>
      <text:h text:style-name="Heading_20_2" text:outline-level="2">🔧 1. Запускаем OpenOCD</text:h>
      <text:p text:style-name="Text_20_body">В первом терминале (не закрываем потом):</text:p>
      <text:p text:style-name="P1"><text:span text:style-name="Source_20_Text">cd ~/STM32Toolchain/openocd/scripts</text:span></text:p>
      <text:p text:style-name="P2"><text:span text:style-name="Source_20_Text">../../bin/openocd -f interface/stlink.cfg -f board/stm32f103c8_blue_pill.cfg -c "transport select hla_swd"</text:span></text:p>
      <text:p text:style-name="Text_20_body">Ты должен увидеть примерно:</text:p>
      <text:p text:style-name="P1"><text:span text:style-name="Source_20_Text">Info : STLINK V2J46S7 (API v2) VID:PID 0483:3748</text:span></text:p>
      <text:p text:style-name="P1"><text:span text:style-name="Source_20_Text">Info : [stm32f1x.cpu] Cortex-M3 r1p1 processor detected</text:span></text:p>
      <text:p text:style-name="P2"><text:span text:style-name="Source_20_Text">Info : [stm32f1x.cpu] starting gdb server on 3333</text:span></text:p>
      <text:p text:style-name="Horizontal_20_Line"/>
      <text:h text:style-name="Heading_20_2" text:outline-level="2">🧠 2. Запускаем GDB во втором терминале</text:h>
      <text:p text:style-name="Text_20_body">Переходим в папку с собранной прошивкой:</text:p>
      <text:p text:style-name="P1"><text:span text:style-name="Source_20_Text">cd ~/STM32Projects/blinky</text:span></text:p>
      <text:p text:style-name="P2"><text:span text:style-name="Source_20_Text">arm-none-eabi-gdb build/blinky.elf</text:span></text:p>
      <text:p text:style-name="Text_20_body">GDB откроется и покажет:</text:p>
      <text:p text:style-name="P1"><text:span text:style-name="Source_20_Text">Reading symbols from build/blinky.elf...</text:span></text:p>
      <text:p text:style-name="P2"><text:span text:style-name="Source_20_Text">(gdb)</text:span></text:p>
      <text:p text:style-name="Horizontal_20_Line"/>
      <text:h text:style-name="Heading_20_2" text:outline-level="2"><text:soft-page-break/>💬 3. Подключаемся к OpenOCD</text:h>
      <text:p text:style-name="P2"><text:span text:style-name="Source_20_Text">target remote localhost:3333</text:span></text:p>
      <text:p text:style-name="Text_20_body">Ответ будет:</text:p>
      <text:p text:style-name="P1"><text:span text:style-name="Source_20_Text">Remote debugging using localhost:3333</text:span></text:p>
      <text:p text:style-name="P2"><text:span text:style-name="Source_20_Text">0x08000100 in Reset_Handler ()</text:span></text:p>
      <text:p text:style-name="Horizontal_20_Line"/>
      <text:h text:style-name="Heading_20_2" text:outline-level="2">⚙️ 4. Загружаем прошивку в микроконтроллер</text:h>
      <text:p text:style-name="P2"><text:span text:style-name="Source_20_Text">load</text:span></text:p>
      <text:p text:style-name="Text_20_body">Пример вывода:</text:p>
      <text:p text:style-name="P1"><text:span text:style-name="Source_20_Text">Loading section .text, size 0x4f8 lma 0x8000000</text:span></text:p>
      <text:p text:style-name="P1"><text:span text:style-name="Source_20_Text">Loading section .data, size 0x10 lma 0x80004f8</text:span></text:p>
      <text:p text:style-name="P1"><text:span text:style-name="Source_20_Text">Start address 0x08000100, load size 1304</text:span></text:p>
      <text:p text:style-name="P1"><text:span text:style-name="Source_20_Text">Transfer rate: 5 KB/sec, 1304 bytes/write.</text:span></text:p>
      <text:p text:style-name="P2"><text:span text:style-name="Source_20_Text">(gdb)</text:span></text:p>
      <text:p text:style-name="Horizontal_20_Line"/>
      <text:h text:style-name="Heading_20_2" text:outline-level="2">🧭 5. Ставим брейкпоинт и запускаем</text:h>
      <text:p text:style-name="P1"><text:span text:style-name="Source_20_Text">b main</text:span></text:p>
      <text:p text:style-name="P2"><text:span text:style-name="Source_20_Text">c</text:span></text:p>
      <text:p text:style-name="Text_20_body">Результат:</text:p>
      <text:p text:style-name="P1"><text:span text:style-name="Source_20_Text">Breakpoint 1 at 0x800012c: file src/main.c, line 25.</text:span></text:p>
      <text:p text:style-name="P1"><text:span text:style-name="Source_20_Text">Continuing.</text:span></text:p>
      <text:p text:style-name="P1"/>
      <text:p text:style-name="P1"><text:span text:style-name="Source_20_Text">Breakpoint 1, main () at src/main.c:25</text:span></text:p>
      <text:p text:style-name="P1"><text:span text:style-name="Source_20_Text">25 <text:s text:c="7"/>HAL_Init();</text:span></text:p>
      <text:p text:style-name="P2"><text:span text:style-name="Source_20_Text">(gdb)</text:span></text:p>
      <text:p text:style-name="Horizontal_20_Line"/>
      <text:h text:style-name="Heading_20_2" text:outline-level="2">🔍 6. Пошаговая отладка</text:h>
      <text:p text:style-name="P1"><text:span text:style-name="Source_20_Text">n <text:s text:c="4"/># выполнить текущую строку и перейти к следующей</text:span></text:p>
      <text:p text:style-name="P1"><text:span text:style-name="Source_20_Text">s <text:s text:c="4"/># шагнуть внутрь функции</text:span></text:p>
      <text:p text:style-name="P1"><text:span text:style-name="Source_20_Text">p myVar <text:s text:c="2"/># вывести значение переменной myVar</text:span></text:p>
      <text:p text:style-name="P2"><text:span text:style-name="Source_20_Text">info reg <text:s/># показать регистры Cortex-M</text:span></text:p>
      <text:p text:style-name="Text_20_body">Пример:</text:p>
      <text:p text:style-name="P1"><text:span text:style-name="Source_20_Text">(gdb) n</text:span></text:p>
      <text:p text:style-name="P1"><text:span text:style-name="Source_20_Text">26 <text:s text:c="7"/>SystemClock_Config();</text:span></text:p>
      <text:p text:style-name="P1"><text:span text:style-name="Source_20_Text">(gdb) p led_state</text:span></text:p>
      <text:p text:style-name="P2"><text:span text:style-name="Source_20_Text">$1 = 0</text:span></text:p>
      <text:p text:style-name="Horizontal_20_Line"/>
      <text:h text:style-name="Heading_20_2" text:outline-level="2"><text:soft-page-break/>🔁 7. Перезапуск и остановка</text:h>
      <text:list xml:id="list3145632965" text:style-name="L8">
        <text:list-item>
          <text:p text:style-name="P14">Сброс и остановка МК:</text:p>
        </text:list-item>
      </text:list>
      <text:list xml:id="list3782330786" text:style-name="L9">
        <text:list-item>
          <text:p text:style-name="P4"><text:span text:style-name="Source_20_Text">monitor reset halt</text:span></text:p>
        </text:list-item>
      </text:list>
      <text:list xml:id="list92785267" text:style-name="L10">
        <text:list-item>
          <text:p text:style-name="P15">Перезапуск выполнения:</text:p>
        </text:list-item>
      </text:list>
      <text:list xml:id="list1765419198" text:style-name="L11">
        <text:list-item>
          <text:p text:style-name="P5"><text:span text:style-name="Source_20_Text">c</text:span></text:p>
        </text:list-item>
      </text:list>
      <text:list xml:id="list1202025433" text:style-name="L12">
        <text:list-item>
          <text:p text:style-name="P16">Выход:</text:p>
        </text:list-item>
      </text:list>
      <text:list xml:id="list1844379386" text:style-name="L13">
        <text:list-item>
          <text:p text:style-name="P6"><text:span text:style-name="Source_20_Text">q</text:span></text:p>
        </text:list-item>
      </text:list>
      <text:p text:style-name="Text_20_body">(и <text:span text:style-name="Source_20_Text">Ctrl+C</text:span> в окне OpenOCD, чтобы завершить сервер)</text:p>
      <text:p text:style-name="Horizontal_20_Line"/>
      <text:h text:style-name="Heading_20_2" text:outline-level="2">💡 Итого</text:h>
      <text:p text:style-name="Text_20_body">Теперь у тебя:</text:p>
      <text:list xml:id="list2995714874" text:style-name="L14">
        <text:list-item>
          <text:p text:style-name="P17">OpenOCD — сервер, соединённый с микроконтроллером через ST-Link,</text:p>
        </text:list-item>
        <text:list-item>
          <text:p text:style-name="P17">GDB — клиент, управляющий выполнением кода,</text:p>
        </text:list-item>
        <text:list-item>
          <text:p text:style-name="P17">Возможность видеть, что происходит в МК на уровне строчек исходного кода.</text:p>
        </text:list-item>
      </text:list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9T19:51:13.580747533</meta:creation-date>
    <dc:date>2025-10-09T19:52:51.622424044</dc:date>
    <meta:editing-duration>PT1M40S</meta:editing-duration>
    <meta:editing-cycles>1</meta:editing-cycles>
    <meta:document-statistic meta:table-count="0" meta:image-count="0" meta:object-count="1" meta:page-count="8" meta:paragraph-count="178" meta:word-count="1262" meta:character-count="8852" meta:non-whitespace-character-count="7749"/>
    <meta:generator>LibreOffice/6.4.7.2$Linux_X86_64 LibreOffice_project/40$Build-2</meta:generator>
  </office:meta>
</office:document-meta>
</file>